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60pt" style:font-size-asian="60pt" style:font-size-complex="6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is a Light On</text:p>
      <text:p text:style-name="Standard"/>
      <text:p text:style-name="Standard"/>
      <text:p text:style-name="Standard"/>
      <text:p text:style-name="Standard">There's a light on in the cafe where you work and I think maybe I'm getting thirsty. <text:s/></text:p>
      <text:p text:style-name="Standard">It's past midnight and I thought you would be closed by now.</text:p>
      <text:p text:style-name="Standard">Turns out the light was just your smile and you really are closed. <text:s/></text:p>
      <text:p text:style-name="Standard">I say that and you laugh so I guess its not as cheesy as I thought. <text:s/></text:p>
      <text:p text:style-name="Standard">You tell me the coffee's been dumped so I have tea but I don't take it to a table, I just start drinking it at the counter while you wipe down a bunch of stainless steel knobs and trays. <text:s/>I just keep chatting with you about whatever I think up and you do the same. <text:s/>Call and response. <text:s/>Tired plucks of an upright bass in a quiet night that neither of us seem to be appreciating or taking advantage of.</text:p>
      <text:p text:style-name="Standard">“Don't you have anything better to do on a Friday?” you ask.</text:p>
      <text:p text:style-name="Standard">I say no, and you say me neither.</text:p>
      <text:p text:style-name="Standard">We laugh a little. <text:s/>We're young but never seemed to notice it. <text:s/>We're happy we guess, but its nothing to get excited about. <text:s/>Every story we tell, there's this empty page at the end we're hoping the other will notice. <text:s/>God, your sad sunken eyes. <text:s/>I want to fill it with a thousand tiny verses but I can't write small enough to say everything I want to. <text:s/>No surface has every been large enough for that. <text:s/>But sometimes, too much isn't right. <text:s/>So I take the fattest black sharpie out of my heart, and recall the universal contents of the tired soul. <text:s/>Indelible, concise, uppercase Helvetica.</text:p>
      <text:p text:style-name="Standard">The tiles on the wall behind you shift and crane their ceramic necks because they see me getting ready, they know this one is going to be worth remember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9T15:55:14</meta:creation-date>
    <dc:date>2009-07-26T21:36:48</dc:date>
    <meta:editing-duration>PT14H44M28S</meta:editing-duration>
    <meta:editing-cycles>38</meta:editing-cycles>
    <meta:generator>NeoOffice/3.0$Unix OpenOffice.org_project/Patch 5</meta:generator>
    <meta:document-statistic meta:table-count="0" meta:image-count="0" meta:object-count="0" meta:page-count="1" meta:paragraph-count="10" meta:word-count="299" meta:character-count="1540"/>
    <meta:user-defined meta:name="Info 1"/>
    <meta:user-defined meta:name="Info 2"/>
    <meta:user-defined meta:name="Info 3"/>
    <meta:user-defined meta:name="Info 4"/>
  </office:meta>
</office:document-meta>
</file>